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410000003B5DFDD98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68cm 4.115cm 0.762cm 6.8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394cm" svg:height="12.648cm" svg:x="0.858cm" svg:y="0.818cm">
          <draw:image xlink:href="Pictures/1000000000000410000003B5DFDD98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7-10T13:08:18</meta:creation-date>
    <dc:date>2006-07-10T13:09:59</dc:date>
    <dc:language>en-US</dc:language>
    <meta:editing-cycles>2</meta:editing-cycles>
    <meta:editing-duration>PT1M4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